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7cm"/>
    </style:style>
    <style:style style:name="co3" style:family="table-column">
      <style:table-column-properties fo:break-before="auto" style:column-width="3.314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2]=[.B2];1;0)" office:value-type="float" office:value="0">
            <text:p>0</text:p>
          </table:table-cell>
          <table:table-cell table:formula="of:=SUM([.C2:.C65])" office:value-type="float" office:value="57">
            <text:p>57</text:p>
          </table:table-cell>
          <table:table-cell table:number-columns-repeated="4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]=[.B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]=[.B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]=[.B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]=[.B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7]=[.B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8]=[.B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9]=[.B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10]=[.B1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1]=[.B1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2]=[.B1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13]=[.B1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A14]=[.B14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A15]=[.B15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c</text:p>
          </table:table-cell>
          <table:table-cell office:value-type="string">
            <text:p>e</text:p>
          </table:table-cell>
          <table:table-cell table:formula="of:=IF([.A16]=[.B16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d</text:p>
          </table:table-cell>
          <table:table-cell office:value-type="string">
            <text:p>e</text:p>
          </table:table-cell>
          <table:table-cell table:formula="of:=IF([.A17]=[.B17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18]=[.B1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19]=[.B1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0]=[.B2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1]=[.B2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22]=[.B2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23]=[.B2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4]=[.B2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25]=[.B2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6]=[.B2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27]=[.B2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IF([.A28]=[.B28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29]=[.B2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0]=[.B3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1]=[.B3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2]=[.B3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e</text:p>
          </table:table-cell>
          <table:table-cell office:value-type="string">
            <text:p>b</text:p>
          </table:table-cell>
          <table:table-cell table:formula="of:=IF([.A33]=[.B33];1;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4]=[.B3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35]=[.B3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36]=[.B3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37]=[.B3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38]=[.B3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39]=[.B3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0]=[.B4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1]=[.B4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42]=[.B4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43]=[.B4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4]=[.B4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45]=[.B4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46]=[.B4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7]=[.B4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8]=[.B4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49]=[.B4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0]=[.B5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1]=[.B5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2]=[.B5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3]=[.B5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54]=[.B5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55]=[.B55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6]=[.B56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A57]=[.B57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58]=[.B58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59]=[.B59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0]=[.B60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1]=[.B61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A62]=[.B62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A63]=[.B63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A64]=[.B64];1;0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A65]=[.B65];1;0)" office:value-type="float" office:value="1">
            <text:p>1</text:p>
          </table:table-cell>
          <table:table-cell table:number-columns-repeated="6"/>
        </table:table-row>
      </table:table>
      <table:table table:name="5ABloodRel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table:style-name="ce1" office:value-type="string">
            <text:p>Attempted</text:p>
          </table:table-cell>
          <table:table-cell table:style-name="ce1" office:value-type="string">
            <text:p>Right Answers</text:p>
          </table:table-cell>
          <table:table-cell table:style-name="ce1" office:value-type="string">
            <text:p>Score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]);0;IF([.B2]=[.C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]);0;IF([.B3]=[.C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4]);0;IF([.B4]=[.C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5]);0;IF([.B5]=[.C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6]);0;IF([.B6]=[.C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7]);0;IF([.B7]=[.C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8]);0;IF([.B8]=[.C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9]);0;IF([.B9]=[.C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0]);0;IF([.B10]=[.C1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1]);0;IF([.B11]=[.C1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2]);0;IF([.B12]=[.C1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13]);0;IF([.B13]=[.C1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4]);0;IF([.B14]=[.C1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15]);0;IF([.B15]=[.C1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16]);0;IF([.B16]=[.C1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17]);0;IF([.B17]=[.C1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8]);0;IF([.B18]=[.C1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19]);0;IF([.B19]=[.C1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0]);0;IF([.B20]=[.C2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21]);0;IF([.B21]=[.C2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2]);0;IF([.B22]=[.C22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3]);0;IF([.B23]=[.C23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4]);0;IF([.B24]=[.C24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25]);0;IF([.B25]=[.C2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26]);0;IF([.B26]=[.C26];1;0))" office:value-type="float" office:value="1">
            <text:p>1</text:p>
          </table:table-cell>
        </table:table-row>
        <table:table-row table:style-name="ro1">
          <table:table-cell/>
          <table:table-cell/>
          <table:table-cell office:value-type="string">
            <text:p>b</text:p>
          </table:table-cell>
          <table:table-cell table:formula="of:=IF(ISBLANK([.B27]);0;IF([.B27]=[.C27];1;0))" office:value-type="float" office:value="0">
            <text:p>0</text:p>
          </table:table-cell>
        </table:table-row>
        <table:table-row table:style-name="ro1">
          <table:table-cell/>
          <table:table-cell/>
          <table:table-cell office:value-type="string">
            <text:p>a</text:p>
          </table:table-cell>
          <table:table-cell table:formula="of:=IF(ISBLANK([.B28]);0;IF([.B28]=[.C28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29]);0;IF([.B29]=[.C2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0]);0;IF([.B30]=[.C3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e</text:p>
          </table:table-cell>
          <table:table-cell table:formula="of:=IF(ISBLANK([.B31]);0;IF([.B31]=[.C31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2]);0;IF([.B32]=[.C32];1;0))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ISBLANK([.B33]);0;IF([.B33]=[.C33];1;0))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d</text:p>
          </table:table-cell>
          <table:table-cell table:formula="of:=IF(ISBLANK([.B34]);0;IF([.B34]=[.C34];1;0))" office:value-type="float" office:value="0">
            <text:p>0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5]);0;IF([.B35]=[.C35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6]);0;IF([.B36]=[.C36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b</text:p>
          </table:table-cell>
          <table:table-cell table:formula="of:=IF(ISBLANK([.B37]);0;IF([.B37]=[.C37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38]);0;IF([.B38]=[.C38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d</text:p>
          </table:table-cell>
          <table:table-cell table:formula="of:=IF(ISBLANK([.B39]);0;IF([.B39]=[.C39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c</text:p>
          </table:table-cell>
          <table:table-cell table:formula="of:=IF(ISBLANK([.B40]);0;IF([.B40]=[.C40];1;0))"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string">
            <text:p>a</text:p>
          </table:table-cell>
          <table:table-cell table:formula="of:=IF(ISBLANK([.B41]);0;IF([.B41]=[.C41];1;0))" office:value-type="float" office:value="1">
            <text:p>1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COUNTA([.B2:.B41])" office:value-type="float" office:value="38">
            <text:p>38</text:p>
          </table:table-cell>
          <table:table-cell table:formula="of:=COUNTA([.C2:.C41])" office:value-type="float" office:value="40">
            <text:p>40</text:p>
          </table:table-cell>
          <table:table-cell table:formula="of:=SUM([.D1:.D41])" office:value-type="float" office:value="36">
            <text:p>36</text:p>
          </table:table-cell>
        </table:table-row>
      </table:table>
      <table:table table:name="2I Analogy VR" table:style-name="ta1" table:print="false">
        <table:table-column table:style-name="co1" table:number-columns-repeated="4" table:default-cell-style-name="Default"/>
        <table:table-row table:style-name="ro1" table:visibility="collapse">
          <table:table-cell/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</table:table-row>
        <table:table-row table:style-name="ro1" table:number-rows-repeated="57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table:number-columns-repeated="2"/>
        </table:table-row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table:formula="of:=COUNTA([.B2:.B100])" office:value-type="float" office:value="18">
            <text:p>18</text:p>
          </table:table-cell>
          <table:table-cell table:number-columns-repeated="2"/>
        </table:table-row>
      </table:table>
      <table:table table:name="2M Analogy VR" table:style-name="ta1" table:print="false">
        <table:table-column table:style-name="co1" table:number-columns-repeated="2" table:default-cell-style-name="Default"/>
        <table:table-row table:style-name="ro1" table:number-rows-repeated="33"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a</text:p>
          </table:table-cell>
        </table:table-row>
        <table:table-row table:style-name="ro1">
          <table:table-cell/>
          <table:table-cell office:value-type="string">
            <text:p>b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c</text:p>
          </table:table-cell>
        </table:table-row>
        <table:table-row table:style-name="ro1">
          <table:table-cell/>
          <table:table-cell office:value-type="string">
            <text:p>d</text:p>
          </table:table-cell>
        </table:table-row>
        <table:table-row table:style-name="ro1" table:number-rows-repeated="19">
          <table:table-cell table:number-columns-repeated="2"/>
        </table:table-row>
        <table:table-row table:style-name="ro1">
          <table:table-cell/>
          <table:table-cell table:formula="of:=COUNTA([.B32:.B100])" office:value-type="float" office:value="42">
            <text:p>42</text:p>
          </table:table-cell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  <table:database-range table:name="__Anonymous_Sheet_DB__3" table:target-range-address="'12A Verbal'.A1:'12A Verbal'.D65" table:display-filter-buttons="true"/>
        <table:database-range table:name="__Anonymous_Sheet_DB__4" table:target-range-address="5ABloodRelations.B1:5ABloodRelations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17/04/2020</text:date>, <text:time>17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17T17:27:21</dc:date>
    <dc:creator>Akshat Zala</dc:creator>
    <meta:editing-duration>PT12H1M6S</meta:editing-duration>
    <meta:editing-cycles>247</meta:editing-cycles>
    <meta:document-statistic meta:table-count="8" meta:cell-count="771" meta:object-count="0"/>
  </office:meta>
</office:document-meta>
</file>